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646in" fo:margin-left="-0.4229in" table:align="left"/>
    </style:style>
    <style:style style:name="Table9.A" style:family="table-column">
      <style:table-column-properties style:column-width="3.4063in"/>
    </style:style>
    <style:style style:name="Table9.B" style:family="table-column">
      <style:table-column-properties style:column-width="4.458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officeooo:paragraph-rsid="00294f1e"/>
    </style:style>
    <style:style style:name="P6" style:family="paragraph" style:parent-style-name="Standard">
      <style:text-properties officeooo:paragraph-rsid="0029e1da"/>
    </style:style>
    <style:style style:name="P7" style:family="paragraph" style:parent-style-name="Standard">
      <style:text-properties officeooo:paragraph-rsid="002a76ea"/>
    </style:style>
    <style:style style:name="P8" style:family="paragraph" style:parent-style-name="Standard">
      <style:text-properties officeooo:paragraph-rsid="002ac9ec"/>
    </style:style>
    <style:style style:name="P9" style:family="paragraph" style:parent-style-name="Standard">
      <style:text-properties officeooo:paragraph-rsid="0032a06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Table_20_Contents">
      <style:text-properties officeooo:paragraph-rsid="001feda2"/>
    </style:style>
    <style:style style:name="P12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13" style:family="paragraph" style:parent-style-name="Table_20_Contents">
      <style:text-properties officeooo:paragraph-rsid="00220d40"/>
    </style:style>
    <style:style style:name="P14" style:family="paragraph" style:parent-style-name="Table_20_Contents">
      <style:text-properties officeooo:paragraph-rsid="00238064"/>
    </style:style>
    <style:style style:name="P15" style:family="paragraph" style:parent-style-name="Table_20_Contents">
      <style:text-properties officeooo:paragraph-rsid="0024356a"/>
    </style:style>
    <style:style style:name="P16" style:family="paragraph" style:parent-style-name="Table_20_Contents">
      <style:text-properties officeooo:paragraph-rsid="00251a64"/>
    </style:style>
    <style:style style:name="P17" style:family="paragraph" style:parent-style-name="Table_20_Contents">
      <style:text-properties officeooo:paragraph-rsid="002ac9ec"/>
    </style:style>
    <style:style style:name="P18" style:family="paragraph" style:parent-style-name="Table_20_Contents">
      <style:text-properties style:font-name="Monospace" fo:font-size="10pt" officeooo:paragraph-rsid="0030b36e" style:font-size-asian="10pt"/>
    </style:style>
    <style:style style:name="P19" style:family="paragraph" style:parent-style-name="Table_20_Contents">
      <style:text-properties officeooo:paragraph-rsid="0032a06d"/>
    </style:style>
    <style:style style:name="P20" style:family="paragraph" style:parent-style-name="Table_20_Contents">
      <style:text-properties fo:color="#0000ff" style:font-name="Monospace" fo:font-size="10pt" officeooo:paragraph-rsid="0032a06d" style:font-size-asian="10pt"/>
    </style:style>
    <style:style style:name="P21" style:family="paragraph" style:parent-style-name="Standard" style:master-page-name="Standard">
      <style:paragraph-properties style:page-number="auto"/>
      <style:text-properties officeooo:paragraph-rsid="001feda2"/>
    </style:style>
    <style:style style:name="P22" style:family="paragraph" style:parent-style-name="Standard" style:master-page-name="Standard">
      <style:paragraph-properties style:page-number="auto"/>
      <style:text-properties officeooo:paragraph-rsid="00238064"/>
    </style:style>
    <style:style style:name="P23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1feda2" style:font-size-asian="10pt"/>
    </style:style>
    <style:style style:name="P24" style:family="paragraph" style:parent-style-name="Standard" style:master-page-name="Standard">
      <style:paragraph-properties style:page-number="auto"/>
      <style:text-properties officeooo:paragraph-rsid="003f3e6b"/>
    </style:style>
    <style:style style:name="P25" style:family="paragraph" style:parent-style-name="Standard">
      <style:text-properties fo:color="#000000" style:font-name="Monospace" fo:font-size="10pt" officeooo:paragraph-rsid="001feda2" style:font-size-asian="10pt"/>
    </style:style>
    <style:style style:name="P26" style:family="paragraph" style:parent-style-name="Standard">
      <style:text-properties fo:color="#000000" style:font-name="Monospace" fo:font-size="10pt" officeooo:paragraph-rsid="002806d9" style:font-size-asian="10pt"/>
    </style:style>
    <style:style style:name="P27" style:family="paragraph" style:parent-style-name="Standard">
      <style:text-properties fo:color="#000000" style:font-name="Monospace" fo:font-size="10pt" officeooo:paragraph-rsid="0030b36e" style:font-size-asian="10pt"/>
    </style:style>
    <style:style style:name="P28" style:family="paragraph" style:parent-style-name="Standard">
      <style:text-properties fo:color="#000000" style:font-name="Liberation Serif" fo:font-size="12pt" officeooo:paragraph-rsid="002806d9" style:font-size-asian="12pt" style:font-size-complex="12pt"/>
    </style:style>
    <style:style style:name="P29" style:family="paragraph" style:parent-style-name="Standard">
      <style:text-properties fo:color="#0000c0" style:font-name="Monospace" fo:font-size="10pt" officeooo:paragraph-rsid="002a76ea" style:font-size-asian="10pt"/>
    </style:style>
    <style:style style:name="P30" style:family="paragraph" style:parent-style-name="Standard">
      <style:text-properties officeooo:paragraph-rsid="00364690"/>
    </style:style>
    <style:style style:name="P31" style:family="paragraph" style:parent-style-name="Standard">
      <style:text-properties officeooo:paragraph-rsid="0037296a"/>
    </style:style>
    <style:style style:name="P32" style:family="paragraph" style:parent-style-name="Standard">
      <style:text-properties officeooo:paragraph-rsid="0037b473"/>
    </style:style>
    <style:style style:name="P33" style:family="paragraph" style:parent-style-name="Standard">
      <style:text-properties officeooo:paragraph-rsid="003c53b5"/>
    </style:style>
    <style:style style:name="P34" style:family="paragraph" style:parent-style-name="Standard">
      <style:text-properties officeooo:paragraph-rsid="003e3e8c"/>
    </style:style>
    <style:style style:name="P35" style:family="paragraph" style:parent-style-name="Standard">
      <style:text-properties officeooo:paragraph-rsid="003f3e6b"/>
    </style:style>
    <style:style style:name="P36" style:family="paragraph" style:parent-style-name="Standard">
      <style:text-properties officeooo:paragraph-rsid="0029e1da"/>
    </style:style>
    <style:style style:name="P37" style:family="paragraph" style:parent-style-name="Standard">
      <style:text-properties officeooo:paragraph-rsid="0041f69e"/>
    </style:style>
    <style:style style:name="P38" style:family="paragraph" style:parent-style-name="Standard">
      <style:text-properties officeooo:paragraph-rsid="004251b8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f660"/>
    </style:style>
    <style:style style:name="P41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42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43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44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45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46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P47" style:family="paragraph" style:parent-style-name="Table_20_Contents" style:master-page-name="Standard">
      <style:paragraph-properties style:page-number="auto"/>
      <style:text-properties officeooo:paragraph-rsid="00364690"/>
    </style:style>
    <style:style style:name="P48" style:family="paragraph" style:parent-style-name="Table_20_Contents" style:master-page-name="Standard">
      <style:paragraph-properties style:page-number="auto"/>
      <style:text-properties officeooo:paragraph-rsid="0037b473"/>
    </style:style>
    <style:style style:name="P49" style:family="paragraph" style:parent-style-name="Table_20_Contents" style:master-page-name="Standard">
      <style:paragraph-properties style:page-number="auto"/>
      <style:text-properties officeooo:paragraph-rsid="003c53b5"/>
    </style:style>
    <style:style style:name="P50" style:family="paragraph" style:parent-style-name="Table_20_Contents" style:master-page-name="Standard">
      <style:paragraph-properties style:page-number="auto"/>
      <style:text-properties officeooo:paragraph-rsid="004251b8"/>
    </style:style>
    <style:style style:name="P51" style:family="paragraph" style:parent-style-name="Table_20_Contents">
      <style:text-properties fo:color="#000000" style:font-name="Monospace" fo:font-size="10pt" officeooo:paragraph-rsid="001feda2" style:font-size-asian="10pt"/>
    </style:style>
    <style:style style:name="P52" style:family="paragraph" style:parent-style-name="Table_20_Contents">
      <style:text-properties fo:color="#000000" style:font-name="Liberation Serif" fo:font-size="12pt" officeooo:paragraph-rsid="002d8393" style:font-size-asian="12pt" style:font-size-complex="12pt"/>
    </style:style>
    <style:style style:name="P53" style:family="paragraph" style:parent-style-name="Table_20_Contents">
      <style:text-properties officeooo:paragraph-rsid="0037296a"/>
    </style:style>
    <style:style style:name="P54" style:family="paragraph" style:parent-style-name="Table_20_Contents">
      <style:text-properties officeooo:paragraph-rsid="003c53b5"/>
    </style:style>
    <style:style style:name="P55" style:family="paragraph" style:parent-style-name="Table_20_Contents">
      <style:text-properties officeooo:paragraph-rsid="003e3e8c"/>
    </style:style>
    <style:style style:name="P56" style:family="paragraph" style:parent-style-name="Table_20_Contents">
      <style:text-properties officeooo:paragraph-rsid="0040c310"/>
    </style:style>
    <style:style style:name="P57" style:family="paragraph" style:parent-style-name="Table_20_Contents">
      <style:paragraph-properties fo:text-align="center" style:justify-single-word="false"/>
      <style:text-properties officeooo:paragraph-rsid="0041f69e"/>
    </style:style>
    <style:style style:name="P58" style:family="paragraph" style:parent-style-name="Table_20_Contents">
      <style:text-properties officeooo:paragraph-rsid="0041f69e"/>
    </style:style>
    <style:style style:name="P59" style:family="paragraph" style:parent-style-name="Table_20_Contents">
      <style:text-properties officeooo:paragraph-rsid="004251b8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fo:font-style="italic" style:font-size-asian="10pt" style:font-style-asian="italic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2" style:family="text">
      <style:text-properties fo:color="#1a1a1a" style:font-name="Monospace" fo:font-size="10pt" style:font-size-asian="10pt"/>
    </style:style>
    <style:style style:name="T13" style:family="text">
      <style:text-properties fo:color="#1a1a1a" style:font-name="Monospace" fo:font-size="10pt" style:font-size-asian="10pt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style:font-name="DejaVu Sans Mono" fo:font-size="10pt" style:font-size-asian="10pt" style:font-size-complex="10pt"/>
    </style:style>
    <style:style style:name="T17" style:family="text">
      <style:text-properties fo:color="#3f7f5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hiamata di funzione durante il turno</text:p>
          </table:table-cell>
          <table:table-cell table:style-name="Table2.B1" office:value-type="string">
            <text:p text:style-name="P41">In TimeController.mainLoop():<text:line-break/><text:span text:style-name="T1">Shorthand.</text:span><text:span text:style-name="T2">announcer</text:span><text:span text:style-name="T1">(</text:span><text:span text:style-name="T5">current</text:span><text:span text:style-name="T1">).announce(String.</text:span><text:span text:style-name="T2">format</text:span><text:span text:style-name="T1">(StringRes.</text:span><text:span text:style-name="T2">getString</text:span><text:span text:style-name="T1">(</text:span><text:span text:style-name="T7">"messaging.timecontroller.turnNumber"</text:span><text:span text:style-name="T1">),</text:span><text:span text:style-name="T9">turnNumber</text:span><text:span text:style-name="T1">,</text:span><text:span text:style-name="T5">current</text:span><text:span text:style-name="T1">.getName()))</text:span></text:p>
            <text:p text:style-name="P11"/>
          </table:table-cell>
        </table:table-row>
        <table:table-row>
          <table:table-cell table:style-name="Table2.A2" office:value-type="string">
            <text:p text:style-name="P12">Effetto voluto sul Client - Terminal </text:p>
            <text:p text:style-name="P12">(la stringa da stampare)</text:p>
          </table:table-cell>
          <table:table-cell table:style-name="Table2.B2" office:value-type="string">
            <text:p text:style-name="P21"><text:span text:style-name="T7">**********</text:span><text:span text:style-name="T12"> </text:span><text:span text:style-name="T7">Turn</text:span><text:span text:style-name="T12"> </text:span><text:span text:style-name="T7">number:</text:span><text:span text:style-name="T12"> </text:span><text:span text:style-name="T7">%s</text:span><text:span text:style-name="T12"> </text:span><text:span text:style-name="T7">*</text:span><text:span text:style-name="T12"> </text:span><text:span text:style-name="T7">Now</text:span><text:span text:style-name="T12"> </text:span><text:span text:style-name="T7">Playing</text:span><text:span text:style-name="T12"> </text:span><text:span text:style-name="T7">:</text:span><text:span text:style-name="T12"> </text:span><text:span text:style-name="T7">%s</text:span><text:span text:style-name="T12"> </text:span><text:span text:style-name="T7">**********</text:span></text:p>
          </table:table-cell>
        </table:table-row>
        <table:table-row>
          <table:table-cell table:style-name="Table2.A2" office:value-type="string">
            <text:p text:style-name="P12">Effetto voluto sul Client - Swing</text:p>
          </table:table-cell>
          <table:table-cell table:style-name="Table2.B2" office:value-type="string">
            <text:p text:style-name="P41"><text:span text:style-name="T1">UpdaterSwing.startTurn(</text:span><text:span text:style-name="T5">turnNumber</text:span><text:span text:style-name="T1">, </text:span><text:span text:style-name="T5">playerName</text:span><text:span text:style-name="T1">)</text:span></text:p>
            <text:p text:style-name="P51">Modifiche al Model + View-aggiorna JTextFields</text:p>
            <text:p text:style-name="P11"/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Chiamata di funzione durante il turno</text:p>
          </table:table-cell>
          <table:table-cell table:style-name="Table3.B1" office:value-type="string">
            <text:p text:style-name="P42">In TurnHandler.hailPlayer(),</text:p>
            <text:p text:style-name="P3"><text:span text:style-name="T1">UserMessagesReporter.</text:span><text:span text:style-name="T2">getReporterInstance</text:span><text:span text:style-name="T1">(</text:span><text:span text:style-name="T9">currentPlayer</text:span><text:span text:style-name="T1">).relayMessage(String.</text:span><text:span text:style-name="T2">format</text:span><text:span text:style-name="T1">(StringRes.</text:span><text:span text:style-name="T2">getString</text:span><text:span text:style-name="T1">(</text:span><text:span text:style-name="T7">"messaging.hail.player"</text:span><text:span text:style-name="T1">),</text:span><text:span text:style-name="T9">currentPlayer</text:span><text:span text:style-name="T1">.getName(),CoordinatesConverter.</text:span><text:span text:style-name="T2">fromCubicToAlphaNum</text:span><text:span text:style-name="T1">(</text:span><text:span text:style-name="T9">map</text:span><text:span text:style-name="T1">.getPlayerPosition(</text:span><text:span text:style-name="T9">currentPlayer</text:span><text:span text:style-name="T1">))));</text:span></text:p>
            <text:p text:style-name="P13"/>
          </table:table-cell>
        </table:table-row>
        <table:table-row>
          <table:table-cell table:style-name="Table3.A2" office:value-type="string">
            <text:p text:style-name="P12">Effetto voluto sul Client - Terminal </text:p>
            <text:p text:style-name="P12">(la stringa da stampare)</text:p>
          </table:table-cell>
          <table:table-cell table:style-name="Table3.B2" office:value-type="string">
            <text:p text:style-name="P21"><text:span text:style-name="T7">Hello</text:span><text:span text:style-name="T12"> </text:span><text:span text:style-name="T7">player</text:span><text:span text:style-name="T12"> </text:span><text:span text:style-name="T7">%s,</text:span><text:span text:style-name="T12"> </text:span><text:span text:style-name="T7">you</text:span><text:span text:style-name="T12"> </text:span><text:span text:style-name="T7">are</text:span><text:span text:style-name="T12"> </text:span><text:span text:style-name="T7">located</text:span><text:span text:style-name="T12"> </text:span><text:span text:style-name="T7">in</text:span><text:span text:style-name="T12"> </text:span><text:span text:style-name="T7">%s</text:span><text:span text:style-name="T12"> </text:span><text:span text:style-name="T7">and</text:span><text:span text:style-name="T12"> </text:span><text:span text:style-name="T7">it's</text:span><text:span text:style-name="T12"> </text:span><text:span text:style-name="T7">your</text:span><text:span text:style-name="T12"> </text:span><text:span text:style-name="T7">turn</text:span><text:span text:style-name="T12"> </text:span><text:span text:style-name="T7">to</text:span><text:span text:style-name="T12"> </text:span><text:span text:style-name="T7">move</text:span></text:p>
            <text:p text:style-name="P11"/>
          </table:table-cell>
        </table:table-row>
        <table:table-row>
          <table:table-cell table:style-name="Table3.A2" office:value-type="string">
            <text:p text:style-name="P12">Effetto voluto sul Client - Swing</text:p>
          </table:table-cell>
          <table:table-cell table:style-name="Table3.B2" office:value-type="string">
            <text:p text:style-name="P21"><text:span text:style-name="T1">UpdaterSwing.startMyTurn(String </text:span><text:span text:style-name="T5">myName</text:span><text:span text:style-name="T1">, String </text:span><text:span text:style-name="T5">myPos</text:span><text:span text:style-name="T1">)</text:span></text:p>
            <text:p text:style-name="P15">Aggiorna il Model, + View-aggiorna JTextFields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Chiamata di funzione durante il turno</text:p>
          </table:table-cell>
          <table:table-cell table:style-name="Table4.B1" office:value-type="string">
            <text:p text:style-name="P14">In TurnHandler.hailPlayer(),</text:p>
            <text:p text:style-name="P22"><text:span text:style-name="T1">UserMessagesReporter.</text:span><text:span text:style-name="T2">getReporterInstance</text:span><text:span text:style-name="T1">(</text:span><text:span text:style-name="T9">currentPlayer</text:span><text:span text:style-name="T1">).relayMessage(String.</text:span><text:span text:style-name="T2">format</text:span><text:span text:style-name="T1">(StringRes.</text:span><text:span text:style-name="T2">getString</text:span><text:span text:style-name="T1">(</text:span><text:span text:style-name="T7">"messaging.hail.deadPlayer"</text:span><text:span text:style-name="T1">),</text:span><text:span text:style-name="T9">currentPlayer</text:span><text:span text:style-name="T1">.getName()));</text:span></text:p>
          </table:table-cell>
        </table:table-row>
        <table:table-row>
          <table:table-cell table:style-name="Table4.A2" office:value-type="string">
            <text:p text:style-name="P12">Effetto voluto sul Client - Terminal </text:p>
            <text:p text:style-name="P12">(la stringa da stampare)</text:p>
          </table:table-cell>
          <table:table-cell table:style-name="Table4.B2" office:value-type="string">
            <text:p text:style-name="P21"><text:span text:style-name="T7">Hello</text:span><text:span text:style-name="T12"> </text:span><text:span text:style-name="T7">player</text:span><text:span text:style-name="T12"> </text:span><text:span text:style-name="T7">%s,</text:span><text:span text:style-name="T12"> </text:span><text:span text:style-name="T7">you're</text:span><text:span text:style-name="T12"> </text:span><text:span text:style-name="T7">dead</text:span></text:p>
            <text:p text:style-name="P25"/>
            <text:p text:style-name="P11"/>
          </table:table-cell>
        </table:table-row>
        <table:table-row>
          <table:table-cell table:style-name="Table4.A2" office:value-type="string">
            <text:p text:style-name="P12">Effetto voluto sul Client - Swing</text:p>
          </table:table-cell>
          <table:table-cell table:style-name="Table4.B2" office:value-type="string">
            <text:p text:style-name="P16">Per ora niente</text:p>
            <text:p text:style-name="P16">(non è necessario, ma si potrebbe inserire un model update – MyPlayerStatus=dead + </text:p>
            <text:p text:style-name="P16">forse anche turnStatusField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12">Chiamata di funzione durante il turno</text:p>
          </table:table-cell>
          <table:table-cell table:style-name="Table5.B1" office:value-type="string">
            <text:p text:style-name="P43">In TurnHandlerHuman.turnBeforeMove()</text:p>
            <text:p text:style-name="P4"><text:span text:style-name="T9">reporter</text:span><text:span text:style-name="T1">.askIfObjectCard(),</text:span></text:p>
            <text:p text:style-name="P26"/>
            <text:p text:style-name="P28">e in questo:</text:p>
            <text:p text:style-name="P4"><text:span text:style-name="T1">reporter.askForYesNoChoice(String </text:span><text:span text:style-name="T5">question</text:span><text:span text:style-name="T1">),</text:span></text:p>
            <text:p text:style-name="P26"/>
            <text:p text:style-name="P28">e in questo:</text:p>
            <text:p text:style-name="P4"><text:span text:style-name="T9">interfaceWithUser</text:span><text:span text:style-name="T1">.writeToClient(</text:span><text:span text:style-name="T5">question</text:span><text:span text:style-name="T1">);</text:span></text:p>
            <text:p text:style-name="P10"><text:span text:style-name="T1">ioGetBinaryChoice(</text:span><text:span text:style-name="T5">defaultChoice</text:span><text:span text:style-name="T1">,</text:span><text:span text:style-name="T7">"yes"</text:span><text:span text:style-name="T1">,</text:span><text:span text:style-name="T7">"no"</text:span><text:span text:style-name="T1">).toLowerCase();</text:span></text:p>
            <text:p text:style-name="P26"/>
          </table:table-cell>
        </table:table-row>
        <table:table-row>
          <table:table-cell table:style-name="Table5.A2" office:value-type="string">
            <text:p text:style-name="P12">Effetto voluto sul Client - Terminal </text:p>
            <text:p text:style-name="P12">(la stringa da stampare)</text:p>
          </table:table-cell>
          <table:table-cell table:style-name="Table5.B2" office:value-type="string">
            <text:p text:style-name="P21"><text:span text:style-name="T7">Do</text:span><text:span text:style-name="T12"> </text:span><text:span text:style-name="T7">you</text:span><text:span text:style-name="T12"> </text:span><text:span text:style-name="T7">want</text:span><text:span text:style-name="T12"> </text:span><text:span text:style-name="T7">to</text:span><text:span text:style-name="T12"> </text:span><text:span text:style-name="T7">play</text:span><text:span text:style-name="T12"> </text:span><text:span text:style-name="T7">an</text:span><text:span text:style-name="T12"> </text:span><text:span text:style-name="T7">object</text:span><text:span text:style-name="T12"> </text:span><text:span text:style-name="T7">card?</text:span></text:p>
            <text:p text:style-name="P5"><text:span text:style-name="T7">please</text:span><text:span text:style-name="T12"> </text:span><text:span text:style-name="T7">enter</text:span><text:span text:style-name="T12"> </text:span><text:span text:style-name="T7">'yes'</text:span><text:span text:style-name="T12"> </text:span><text:span text:style-name="T7">or</text:span><text:span text:style-name="T12"> </text:span><text:span text:style-name="T7">'no'</text:span></text:p>
          </table:table-cell>
        </table:table-row>
        <table:table-row>
          <table:table-cell table:style-name="Table5.A2" office:value-type="string">
            <text:p text:style-name="P12">Effetto voluto sul Client - Swing</text:p>
          </table:table-cell>
          <table:table-cell table:style-name="Table5.B2" office:value-type="string">
            <text:p text:style-name="P44">In UpdaterSwing,</text:p>
            <text:p text:style-name="P6"><text:span text:style-name="T14">if</text:span><text:span text:style-name="T1"> (</text:span><text:span text:style-name="T5">askForAttack</text:span><text:span text:style-name="T1">.matches()|| </text:span><text:span text:style-name="T5">askForObject</text:span><text:span text:style-name="T1">.matches()) <text:s/></text:span></text:p>
            <text:p text:style-name="P6"><text:span text:style-name="T1"><text:s text:c="4"/>{askForYesNo(</text:span><text:span text:style-name="T5">message</text:span><text:span text:style-name="T1">);}</text:span></text:p>
            <text:p text:style-name="P27">e in questo:</text:p>
            <text:p text:style-name="P27">view.relayYesNoDialog(question);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Chiamata di funzione durante il turno</text:p>
          </table:table-cell>
          <table:table-cell table:style-name="Table6.B1" office:value-type="string">
            <text:p text:style-name="P45">In TurnHandler.turnMove(),</text:p>
            <text:p text:style-name="P29"/>
            <text:p text:style-name="P7"><text:span text:style-name="T9">moveCommand</text:span><text:span text:style-name="T1"> = </text:span><text:span text:style-name="T9">reporter</text:span><text:span text:style-name="T1">.askForMovement(</text:span><text:span text:style-name="T9">map</text:span><text:span text:style-name="T1">.getPlayerAlphaNumPosition(</text:span><text:span text:style-name="T9">currentPlayer</text:span><text:span text:style-name="T1">));</text:span></text:p>
            <text:p text:style-name="P17"/>
            <text:p text:style-name="P17">e in questo:</text:p>
            <text:p text:style-name="P8"><text:span text:style-name="T9">interfaceWithUser</text:span><text:span text:style-name="T1">.writeToClient(StringRes.</text:span><text:span text:style-name="T2">getString</text:span><text:span text:style-name="T1">(</text:span><text:span text:style-name="T7">"messaging.timeToMove"</text:span><text:span text:style-name="T1">));</text:span></text:p>
            <text:p text:style-name="P8"><text:span text:style-name="T5">destination</text:span><text:span text:style-name="T1"> = ioGetPosition(</text:span><text:span text:style-name="T5">playerCurrentPos</text:span><text:span text:style-name="T1">);</text:span></text:p>
            <text:p text:style-name="P52"/>
            <text:p text:style-name="P52">e in questo:</text:p>
            <text:p text:style-name="P8"><text:span text:style-name="T9">interfaceWithUser</text:span><text:span text:style-name="T1">.writeToClient(String.</text:span><text:span text:style-name="T2">format</text:span><text:span text:style-name="T1">(</text:span></text:p>
            <text:p text:style-name="P10"><text:span text:style-name="T1"><text:tab/><text:tab/><text:tab/><text:tab/>StringRes.</text:span><text:span text:style-name="T2">getString</text:span><text:span text:style-name="T1">(</text:span><text:span text:style-name="T7">"messaging.askForPosition"</text:span><text:span text:style-name="T1">)));</text:span></text:p>
            <text:p text:style-name="P17"/>
          </table:table-cell>
        </table:table-row>
        <table:table-row>
          <table:table-cell table:style-name="Table6.A2" office:value-type="string">
            <text:p text:style-name="P12">Effetto voluto sul Client - Terminal </text:p>
            <text:p text:style-name="P12">(la stringa da stampare)</text:p>
          </table:table-cell>
          <table:table-cell table:style-name="Table6.B2" office:value-type="string">
            <text:p text:style-name="P21"><text:span text:style-name="T7">you</text:span><text:span text:style-name="T12"> </text:span><text:span text:style-name="T7">have</text:span><text:span text:style-name="T12"> </text:span><text:span text:style-name="T7">to</text:span><text:span text:style-name="T12"> </text:span><text:span text:style-name="T7">move</text:span><text:span text:style-name="T12"> </text:span><text:span text:style-name="T7">your</text:span><text:span text:style-name="T12"> </text:span><text:span text:style-name="T7">character</text:span><text:span text:style-name="T12"> </text:span><text:span text:style-name="T7">on</text:span><text:span text:style-name="T12"> </text:span><text:span text:style-name="T7">the</text:span><text:span text:style-name="T12"> </text:span><text:span text:style-name="T7">map</text:span></text:p>
            <text:p text:style-name="P2"><text:span text:style-name="T7">please</text:span><text:span text:style-name="T12"> </text:span><text:span text:style-name="T7">enter</text:span><text:span text:style-name="T12"> </text:span><text:span text:style-name="T7">a</text:span><text:span text:style-name="T12"> </text:span><text:span text:style-name="T7">valid</text:span><text:span text:style-name="T12"> </text:span><text:span text:style-name="T7">position</text:span><text:span text:style-name="T12"> </text:span><text:span text:style-name="T7">(es.</text:span><text:span text:style-name="T12"> </text:span><text:span text:style-name="T7">A05)</text:span></text:p>
          </table:table-cell>
        </table:table-row>
        <table:table-row>
          <table:table-cell table:style-name="Table6.A2" office:value-type="string">
            <text:p text:style-name="P12">Effetto voluto sul Client - Swing</text:p>
          </table:table-cell>
          <table:table-cell table:style-name="Table6.B2" office:value-type="string">
            <text:p text:style-name="P18">In UpdaterSwing.askForMovement</text:p>
            <text:p text:style-name="P18">view.notifyUser(“..”) </text:p>
            <text:p text:style-name="P18">view.bindPositionSender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2">Chiamata di funzione durante il turno</text:p>
          </table:table-cell>
          <table:table-cell table:style-name="Table7.B1" office:value-type="string">
            <text:p text:style-name="P46">In TurnHandler.turnMove(),</text:p>
            <text:p text:style-name="P19">se <text:span text:style-name="T16">catch(Exception e)</text:span></text:p>
            <text:p text:style-name="P9"><text:span text:style-name="T9">reporter</text:span><text:span text:style-name="T1">.relayMessage(</text:span><text:span text:style-name="T5">exceptionMessage</text:span><text:span text:style-name="T1">);</text:span></text:p>
            <text:p text:style-name="P19"/>
          </table:table-cell>
        </table:table-row>
        <table:table-row>
          <table:table-cell table:style-name="Table7.A2" office:value-type="string">
            <text:p text:style-name="P12">Effetto voluto sul Client - Terminal </text:p>
            <text:p text:style-name="P12">(la stringa da stampare)</text:p>
          </table:table-cell>
          <table:table-cell table:style-name="Table7.B2" office:value-type="string">
            <text:p text:style-name="P20">DestinationUnreachableException: ...</text:p>
          </table:table-cell>
        </table:table-row>
        <table:table-row>
          <table:table-cell table:style-name="Table7.A2" office:value-type="string">
            <text:p text:style-name="P12">Effetto voluto sul Client - Swing</text:p>
          </table:table-cell>
          <table:table-cell table:style-name="Table7.B2" office:value-type="string">
            <text:p text:style-name="P23">showMovementException(String exceptionMessage)</text:p>
            <text:p text:style-name="P19">{ <text:s text:c="3"/><text:span text:style-name="T1">view.notifyUser(exceptionMessage)</text:span> [n: al momento non funziona]</text:p>
            <text:p text:style-name="P19"><text:span text:style-name="T1"><text:s text:c="3"/>askForMovement() </text:span>[questo funziona; di fatto, richiede immediatamente un'altro movimento; si potrebbe unificarli in un unico prompt] 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Chiamata di funzione durante il turno</text:p>
          </table:table-cell>
          <table:table-cell table:style-name="Table8.B1" office:value-type="string">
            <text:p text:style-name="P47">In TurnHandler.move(), after the move, </text:p>
            <text:p text:style-name="P30"><text:span text:style-name="T1">UserMessagesReporter.</text:span><text:span text:style-name="T2">getReporterInstance</text:span><text:span text:style-name="T1">(</text:span><text:span text:style-name="T9">currentPlayer</text:span><text:span text:style-name="T1">).reportMyUserPosition(</text:span><text:span text:style-name="T9">map</text:span><text:span text:style-name="T1">.getPlayerAlphaNumPosition(</text:span><text:span text:style-name="T9">currentPlayer</text:span><text:span text:style-name="T1">));</text:span></text:p>
            <text:p text:style-name="P30"><text:span text:style-name="T1"/></text:p>
            <text:p text:style-name="P53">e in questo:</text:p>
            <text:p text:style-name="P31"><text:span text:style-name="T1">relayMessage(String.</text:span><text:span text:style-name="T2">format</text:span><text:span text:style-name="T1">(StringRes.</text:span><text:span text:style-name="T2">getString</text:span><text:span text:style-name="T1">(</text:span><text:span text:style-name="T7">"messaging.hereYouAre"</text:span><text:span text:style-name="T1">),</text:span><text:span text:style-name="T5">position</text:span><text:span text:style-name="T1">));</text:span></text:p>
            <text:p text:style-name="P53"/>
          </table:table-cell>
        </table:table-row>
        <table:table-row>
          <table:table-cell table:style-name="Table8.A2" office:value-type="string">
            <text:p text:style-name="P12">Effetto voluto sul Client - Terminal </text:p>
            <text:p text:style-name="P12">(la stringa da stampare)</text:p>
          </table:table-cell>
          <table:table-cell table:style-name="Table8.B2" office:value-type="string">
            <text:p text:style-name="P21"><text:span text:style-name="T7">Your</text:span><text:span text:style-name="T12"> </text:span><text:span text:style-name="T7">location</text:span><text:span text:style-name="T12"> </text:span><text:span text:style-name="T7">is:</text:span><text:span text:style-name="T12"> </text:span><text:span text:style-name="T7">K5</text:span></text:p>
            <text:p text:style-name="P11"/>
          </table:table-cell>
        </table:table-row>
        <table:table-row>
          <table:table-cell table:style-name="Table8.A2" office:value-type="string">
            <text:p text:style-name="P12">Effetto voluto sul Client - Swing</text:p>
          </table:table-cell>
          <table:table-cell table:style-name="Table8.B2" office:value-type="string">
            <text:p text:style-name="P48">Update Model, e quindi anche la View.</text:p>
            <text:p text:style-name="P32"><text:span text:style-name="T1">setMyPosition(String myPos)</text:span>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Chiamata di funzione durante il turno</text:p>
          </table:table-cell>
          <table:table-cell table:style-name="Table9.B1" office:value-type="string">
            <text:p text:style-name="P49">In TurnHandlerAlien(/Human).turnLand(),</text:p>
            <text:p text:style-name="P33"><text:span text:style-name="T9">reporter</text:span><text:span text:style-name="T1">.askIfAttack()</text:span></text:p>
            <text:p text:style-name="P33"><text:span text:style-name="T1"/></text:p>
            <text:p text:style-name="P54">e in questo:</text:p>
            <text:p text:style-name="P33"><text:span text:style-name="T14">return</text:span><text:span text:style-name="T1"> askForYesNoChoice(</text:span><text:span text:style-name="T5">message</text:span><text:span text:style-name="T1">);</text:span></text:p>
            <text:p text:style-name="P33"><text:span text:style-name="T1"/></text:p>
            <text:p text:style-name="P55">e in questo:</text:p>
            <text:p text:style-name="P34"><text:span text:style-name="T1">String </text:span><text:span text:style-name="T5">ans</text:span><text:span text:style-name="T1"> = ioGetBinaryChoice(</text:span><text:span text:style-name="T5">defaultChoice</text:span><text:span text:style-name="T1">,</text:span><text:span text:style-name="T7">"yes"</text:span><text:span text:style-name="T1">,</text:span><text:span text:style-name="T7">"no"</text:span><text:span text:style-name="T1">)</text:span></text:p>
            <text:p text:style-name="P55"/>
          </table:table-cell>
        </table:table-row>
        <table:table-row>
          <table:table-cell table:style-name="Table9.A2" office:value-type="string">
            <text:p text:style-name="P12">Effetto voluto sul Client - Terminal </text:p>
            <text:p text:style-name="P12">(la stringa da stampare)</text:p>
          </table:table-cell>
          <table:table-cell table:style-name="Table9.B2" office:value-type="string">
            <text:p text:style-name="P24"><text:span text:style-name="T7">do</text:span><text:span text:style-name="T12"> </text:span><text:span text:style-name="T7">you</text:span><text:span text:style-name="T12"> </text:span><text:span text:style-name="T7">want</text:span><text:span text:style-name="T12"> </text:span><text:span text:style-name="T7">to</text:span><text:span text:style-name="T12"> </text:span><text:span text:style-name="T7">attack? </text:span></text:p>
            <text:p text:style-name="P35"><text:span text:style-name="T7">Please enter 'yes' or 'no'</text:span></text:p>
          </table:table-cell>
        </table:table-row>
        <table:table-row>
          <table:table-cell table:style-name="Table9.A2" office:value-type="string">
            <text:p text:style-name="P12">Effetto voluto sul Client - Swing</text:p>
          </table:table-cell>
          <table:table-cell table:style-name="Table9.B2" office:value-type="string">
            <text:p text:style-name="P44">In UpdaterSwing,</text:p>
            <text:p text:style-name="P6"><text:span text:style-name="T14">if</text:span><text:span text:style-name="T1"> (</text:span><text:span text:style-name="T5">askForAttack</text:span><text:span text:style-name="T1">.matches()|| </text:span><text:span text:style-name="T5">askForObject</text:span><text:span text:style-name="T1">.matches()) <text:s/></text:span></text:p>
            <text:p text:style-name="P6"><text:span text:style-name="T1"><text:s text:c="4"/>{askForYesNo(</text:span><text:span text:style-name="T5">message</text:span><text:span text:style-name="T1">);}</text:span></text:p>
            <text:p text:style-name="P27">e in questo:</text:p>
            <text:p text:style-name="P27">view.relayYesNoDialog(question);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12">Chiamata di funzione durante il turno</text:p>
          </table:table-cell>
          <table:table-cell table:style-name="Table10.B1" office:value-type="string">
            <text:p text:style-name="P21"><text:span text:style-name="T1">In TurnHandler.commonLandingLogic() </text:span></text:p>
            <text:p text:style-name="P10"><text:span text:style-name="T9">cardAction</text:span><text:span text:style-name="T1"> = </text:span><text:span text:style-name="T9">cell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</text:span></text:p>
            <text:p text:style-name="P10"><text:span text:style-name="T1"/></text:p>
            <text:p text:style-name="P10"><text:span text:style-name="T9">card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 <text:s/></text:span><text:span text:style-name="T17">// make noise/silence/whatever</text:span></text:p>
            <text:p text:style-name="P40"><text:span text:style-name="T1"><text:tab/><text:tab/></text:span></text:p>
            <text:p text:style-name="P40"><text:span text:style-name="T14">if</text:span><text:span text:style-name="T1"> (</text:span><text:span text:style-name="T9">cardAction</text:span><text:span text:style-name="T1">.hasObjectCard()) {</text:span></text:p>
            <text:p text:style-name="P10"><text:span text:style-name="T1"><text:s text:c="3"/></text:span><text:span text:style-name="T9">cardAction</text:span><text:span text:style-name="T1"> = </text:span><text:span text:style-name="T14">new</text:span><text:span text:style-name="T1"> DrawObjectCard();</text:span></text:p>
            <text:p text:style-name="P10"><text:span text:style-name="T1"><text:s text:c="3"/></text:span><text:span text:style-name="T9">cardAction</text:span><text:span text:style-name="T1">.execute(</text:span><text:span text:style-name="T9">currentPlayer</text:span><text:span text:style-name="T1">, </text:span><text:span text:style-name="T9">map</text:span><text:span text:style-name="T1">, </text:span><text:span text:style-name="T9">decks</text:span><text:span text:style-name="T1">); <text:s/></text:span><text:span text:style-name="T17">// actually draw the object card</text:span></text:p>
            <text:p text:style-name="P10"><text:span text:style-name="T1"><text:s/>}</text:span></text:p>
            <text:p text:style-name="P10"><text:span text:style-name="T1">}</text:span></text:p>
            <text:p text:style-name="Standard"/>
          </table:table-cell>
        </table:table-row>
        <table:table-row>
          <table:table-cell table:style-name="Table10.A2" office:value-type="string">
            <text:p text:style-name="P12"/>
          </table:table-cell>
          <table:table-cell table:style-name="Table10.B2" office:value-type="string">
            <text:p text:style-name="P56">Vi sono multiple possibilità, elencate qui sotto: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Chiamata di funzione durante il turno</text:p>
          </table:table-cell>
          <table:table-cell table:style-name="Table11.B1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2">Effetto voluto sul Client - Terminal </text:p>
            <text:p text:style-name="P12">(la stringa da stampare)</text:p>
          </table:table-cell>
          <table:table-cell table:style-name="Table11.B2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2">Effetto voluto sul Client - Swing</text:p>
          </table:table-cell>
          <table:table-cell table:style-name="Table11.B2" office:value-type="string">
            <text:p text:style-name="P11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2">Chiamata di funzione durante il turno</text:p>
          </table:table-cell>
          <table:table-cell table:style-name="Table12.B1" office:value-type="string">
            <text:p text:style-name="P11"/>
          </table:table-cell>
        </table:table-row>
        <table:table-row>
          <table:table-cell table:style-name="Table12.A2" office:value-type="string">
            <text:p text:style-name="P12">Effetto voluto sul Client - Terminal </text:p>
            <text:p text:style-name="P12">(la stringa da stampare)</text:p>
          </table:table-cell>
          <table:table-cell table:style-name="Table12.B2" office:value-type="string">
            <text:p text:style-name="P11"/>
          </table:table-cell>
        </table:table-row>
        <table:table-row>
          <table:table-cell table:style-name="Table12.A2" office:value-type="string">
            <text:p text:style-name="P12">Effetto voluto sul Client - Swing</text:p>
          </table:table-cell>
          <table:table-cell table:style-name="Table12.B2" office:value-type="string">
            <text:p text:style-name="P11"/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7">Chiamata di funzione durante il turno</text:p>
          </table:table-cell>
          <table:table-cell table:style-name="Table1.B1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.B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7">Effetto voluto sul Client - Swing</text:p>
          </table:table-cell>
          <table:table-cell table:style-name="Table1.B2" office:value-type="string">
            <text:p text:style-name="P58"/>
          </table:table-cell>
        </table:table-row>
      </table:table>
      <text:p text:style-name="P37"/>
      <text:p text:style-name="P3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Chiamata di funzione durante il turno</text:p>
          </table:table-cell>
          <table:table-cell table:style-name="Table13.B1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3.B2" office:value-type="string">
            <text:p text:style-name="P58"/>
          </table:table-cell>
        </table:table-row>
        <table:table-row>
          <table:table-cell table:style-name="Table13.A2" office:value-type="string">
            <text:p text:style-name="P57">Effetto voluto sul Client - Swing</text:p>
          </table:table-cell>
          <table:table-cell table:style-name="Table13.B2" office:value-type="string">
            <text:p text:style-name="P58"/>
          </table:table-cell>
        </table:table-row>
      </table:table>
      <text:p text:style-name="P37"/>
      <text:p text:style-name="P3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Chiamata di funzione durante il turno</text:p>
          </table:table-cell>
          <table:table-cell table:style-name="Table14.B1" office:value-type="string">
            <text:p text:style-name="P58"/>
          </table:table-cell>
        </table:table-row>
        <table:table-row>
          <table:table-cell table:style-name="Table14.A2" office:value-type="string">
            <text:p text:style-name="P57">Effetto voluto sul Client - Terminal </text:p>
            <text:p text:style-name="P57"><text:soft-page-break/>(la stringa da stampare)</text:p>
          </table:table-cell>
          <table:table-cell table:style-name="Table14.B2" office:value-type="string">
            <text:p text:style-name="P58"/>
          </table:table-cell>
        </table:table-row>
        <table:table-row>
          <table:table-cell table:style-name="Table14.A2" office:value-type="string">
            <text:p text:style-name="P57">Effetto voluto sul Client - Swing</text:p>
          </table:table-cell>
          <table:table-cell table:style-name="Table14.B2" office:value-type="string">
            <text:p text:style-name="P58"/>
          </table:table-cell>
        </table:table-row>
      </table:table>
      <text:p text:style-name="P37"/>
      <text:p text:style-name="P3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Chiamata di funzione durante il turno</text:p>
          </table:table-cell>
          <table:table-cell table:style-name="Table15.B1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5.B2" office:value-type="string">
            <text:p text:style-name="P58"/>
          </table:table-cell>
        </table:table-row>
        <table:table-row>
          <table:table-cell table:style-name="Table15.A2" office:value-type="string">
            <text:p text:style-name="P57">Effetto voluto sul Client - Swing</text:p>
          </table:table-cell>
          <table:table-cell table:style-name="Table15.B2" office:value-type="string">
            <text:p text:style-name="P58"/>
          </table:table-cell>
        </table:table-row>
      </table:table>
      <text:p text:style-name="P37"/>
      <text:p text:style-name="P3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7">Chiamata di funzione durante il turno</text:p>
          </table:table-cell>
          <table:table-cell table:style-name="Table16.B1" office:value-type="string">
            <text:p text:style-name="P58"/>
          </table:table-cell>
        </table:table-row>
        <table:table-row>
          <table:table-cell table:style-name="Table16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6.B2" office:value-type="string">
            <text:p text:style-name="P58"/>
          </table:table-cell>
        </table:table-row>
        <table:table-row>
          <table:table-cell table:style-name="Table16.A2" office:value-type="string">
            <text:p text:style-name="P57">Effetto voluto sul Client - Swing</text:p>
          </table:table-cell>
          <table:table-cell table:style-name="Table16.B2" office:value-type="string">
            <text:p text:style-name="P58"/>
          </table:table-cell>
        </table:table-row>
      </table:table>
      <text:p text:style-name="P37"/>
      <text:p text:style-name="P3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7">Chiamata di funzione durante il turno</text:p>
          </table:table-cell>
          <table:table-cell table:style-name="Table17.B1" office:value-type="string">
            <text:p text:style-name="P58"/>
          </table:table-cell>
        </table:table-row>
        <table:table-row>
          <table:table-cell table:style-name="Table17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7.B2" office:value-type="string">
            <text:p text:style-name="P58"/>
          </table:table-cell>
        </table:table-row>
        <table:table-row>
          <table:table-cell table:style-name="Table17.A2" office:value-type="string">
            <text:p text:style-name="P57">Effetto voluto sul Client - Swing</text:p>
          </table:table-cell>
          <table:table-cell table:style-name="Table17.B2" office:value-type="string">
            <text:p text:style-name="P58"/>
          </table:table-cell>
        </table:table-row>
      </table:table>
      <text:p text:style-name="P37"/>
      <text:p text:style-name="P37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7">Chiamata di funzione durante il turno</text:p>
          </table:table-cell>
          <table:table-cell table:style-name="Table18.B1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8.B2" office:value-type="string">
            <text:p text:style-name="P58"/>
          </table:table-cell>
        </table:table-row>
        <table:table-row>
          <table:table-cell table:style-name="Table18.A2" office:value-type="string">
            <text:p text:style-name="P57">Effetto voluto sul Client - Swing</text:p>
          </table:table-cell>
          <table:table-cell table:style-name="Table18.B2" office:value-type="string">
            <text:p text:style-name="P58"/>
          </table:table-cell>
        </table:table-row>
      </table:table>
      <text:p text:style-name="P37"/>
      <text:p text:style-name="P37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7">Chiamata di funzione durante il turno</text:p>
          </table:table-cell>
          <table:table-cell table:style-name="Table19.B1" office:value-type="string">
            <text:p text:style-name="P50">In TurnHandlerHuman.turnAfterMove(),</text:p>
            <text:p text:style-name="P38"><text:span text:style-name="T9">reporter</text:span><text:span text:style-name="T1">.askPlayCardOrDiscard()</text:span></text:p>
            <text:p text:style-name="P59"/>
          </table:table-cell>
        </table:table-row>
        <table:table-row>
          <table:table-cell table:style-name="Table19.A2" office:value-type="string">
            <text:p text:style-name="P57">Effetto voluto sul Client - Terminal </text:p>
            <text:p text:style-name="P57">(la stringa da stampare)</text:p>
          </table:table-cell>
          <table:table-cell table:style-name="Table19.B2" office:value-type="string">
            <text:p text:style-name="P58"/>
          </table:table-cell>
        </table:table-row>
        <table:table-row>
          <table:table-cell table:style-name="Table19.A2" office:value-type="string">
            <text:p text:style-name="P57">Effetto voluto sul Client - Swing</text:p>
          </table:table-cell>
          <table:table-cell table:style-name="Table19.B2" office:value-type="string">
            <text:p text:style-name="P58"/>
          </table:table-cell>
        </table:table-row>
      </table:table>
      <text:p text:style-name="P37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11:35:39</dc:date>
    <dc:creator>Andrea </dc:creator>
    <meta:editing-duration>PT45M48S</meta:editing-duration>
    <meta:editing-cycles>38</meta:editing-cycles>
    <meta:generator>LibreOffice/4.0.4.2$Linux_X86_64 LibreOffice_project/400m0$Build-2</meta:generator>
    <meta:document-statistic meta:table-count="19" meta:image-count="0" meta:object-count="0" meta:page-count="5" meta:paragraph-count="155" meta:word-count="690" meta:character-count="5997" meta:non-whitespace-character-count="5404"/>
  </office:meta>
</office:document-meta>
</file>